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78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3.903cm"/>
    </style:style>
    <style:style style:name="co4" style:family="table-column">
      <style:table-column-properties fo:break-before="auto" style:column-width="2.492cm"/>
    </style:style>
    <style:style style:name="co5" style:family="table-column">
      <style:table-column-properties fo:break-before="auto" style:column-width="3.669cm"/>
    </style:style>
    <style:style style:name="co6" style:family="table-column">
      <style:table-column-properties fo:break-before="auto" style:column-width="3.787cm"/>
    </style:style>
    <style:style style:name="co7" style:family="table-column">
      <style:table-column-properties fo:break-before="auto" style:column-width="3.082cm"/>
    </style:style>
    <style:style style:name="co8" style:family="table-column">
      <style:table-column-properties fo:break-before="auto" style:column-width="3.33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254cm"/>
    </style:style>
    <style:style style:name="co11" style:family="table-column">
      <style:table-column-properties fo:break-before="auto" style:column-width="2.884cm"/>
    </style:style>
    <style:style style:name="co12" style:family="table-column">
      <style:table-column-properties fo:break-before="auto" style:column-width="3.037cm"/>
    </style:style>
    <style:style style:name="co13" style:family="table-column">
      <style:table-column-properties fo:break-before="auto" style:column-width="3.4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/>
    <style:style style:name="ce7" style:family="table-cell" style:parent-style-name="Default" style:data-style-name="N104"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articipan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Patrocinador</text:p>
          </table:table-cell>
          <table:table-cell office:value-type="string" calcext:value-type="string">
            <text:p>Participantes</text:p>
          </table:table-cell>
          <table:table-cell table:style-name="Default" office:value-type="string" calcext:value-type="string">
            <text:p>Salário de Participação</text:p>
          </table:table-cell>
          <table:table-cell table:style-name="Default" office:value-type="string" calcext:value-type="string">
            <text:p>Remuneração</text:p>
          </table:table-cell>
          <table:table-cell table:style-name="Default" office:value-type="string" calcext:value-type="string">
            <text:p>%Contribuição Partic.</text:p>
          </table:table-cell>
          <table:table-cell table:style-name="Default" office:value-type="string" calcext:value-type="string">
            <text:p>%Contribuição Patroc.</text:p>
          </table:table-cell>
          <table:table-cell table:style-name="Default" office:value-type="string" calcext:value-type="string">
            <text:p>Saldo Partic.</text:p>
          </table:table-cell>
          <table:table-cell table:style-name="Default" office:value-type="string" calcext:value-type="string">
            <text:p>Saldo Patroc.</text:p>
          </table:table-cell>
          <table:table-cell table:style-name="Default" office:value-type="string" calcext:value-type="string">
            <text:p>Saldo Portabilidade</text:p>
          </table:table-cell>
        </table:table-row>
        <table:table-row table:style-name="ro1">
          <table:table-cell office:value-type="string" calcext:value-type="string">
            <text:p>0001 - ALMG</text:p>
          </table:table-cell>
          <table:table-cell office:value-type="float" office:value="97" calcext:value-type="float">
            <text:p>97</text:p>
          </table:table-cell>
          <table:table-cell office:value-type="currency" office:currency="BRL" office:value="16060.43" calcext:value-type="currency">
            <text:p>R$ 16.060,43</text:p>
          </table:table-cell>
          <table:table-cell office:value-type="currency" office:currency="BRL" office:value="23413.13" calcext:value-type="currency">
            <text:p>R$ 23.413,13</text:p>
          </table:table-cell>
          <table:table-cell office:value-type="string" calcext:value-type="string">
            <text:p>7,41%</text:p>
          </table:table-cell>
          <table:table-cell office:value-type="string" calcext:value-type="string">
            <text:p>7,22%</text:p>
          </table:table-cell>
          <table:table-cell office:value-type="currency" office:currency="BRL" office:value="4920418.78" calcext:value-type="currency">
            <text:p>R$ 4.920.418,78</text:p>
          </table:table-cell>
          <table:table-cell office:value-type="currency" office:currency="BRL" office:value="4800485.11" calcext:value-type="currency">
            <text:p>R$ 4.800.485,11</text:p>
          </table:table-cell>
          <table:table-cell office:value-type="currency" office:currency="BRL" office:value="109515.15" calcext:value-type="currency">
            <text:p>R$ 109.515,15</text:p>
          </table:table-cell>
        </table:table-row>
        <table:table-row table:style-name="ro1">
          <table:table-cell office:value-type="string" calcext:value-type="string">
            <text:p>Feminino</text:p>
          </table:table-cell>
          <table:table-cell office:value-type="float" office:value="44" calcext:value-type="float">
            <text:p>44</text:p>
          </table:table-cell>
          <table:table-cell office:value-type="currency" office:currency="BRL" office:value="16356.8" calcext:value-type="currency">
            <text:p>R$ 16.356,80</text:p>
          </table:table-cell>
          <table:table-cell office:value-type="currency" office:currency="BRL" office:value="23864.29" calcext:value-type="currency">
            <text:p>R$ 23.864,29</text:p>
          </table:table-cell>
          <table:table-cell office:value-type="string" calcext:value-type="string">
            <text:p>7,57%</text:p>
          </table:table-cell>
          <table:table-cell office:value-type="string" calcext:value-type="string">
            <text:p>7,32%</text:p>
          </table:table-cell>
          <table:table-cell office:value-type="currency" office:currency="BRL" office:value="2411987.82" calcext:value-type="currency">
            <text:p>R$ 2.411.987,82</text:p>
          </table:table-cell>
          <table:table-cell office:value-type="currency" office:currency="BRL" office:value="2311990.32" calcext:value-type="currency">
            <text:p>R$ 2.311.990,32</text:p>
          </table:table-cell>
          <table:table-cell office:value-type="currency" office:currency="BRL" office:value="109515.15" calcext:value-type="currency">
            <text:p>R$ 109.515,15</text:p>
          </table:table-cell>
        </table:table-row>
        <table:table-row table:style-name="ro1">
          <table:table-cell office:value-type="string" calcext:value-type="string">
            <text:p>Masculino</text:p>
          </table:table-cell>
          <table:table-cell office:value-type="float" office:value="53" calcext:value-type="float">
            <text:p>53</text:p>
          </table:table-cell>
          <table:table-cell office:value-type="currency" office:currency="BRL" office:value="15814.39" calcext:value-type="currency">
            <text:p>R$ 15.814,39</text:p>
          </table:table-cell>
          <table:table-cell office:value-type="currency" office:currency="BRL" office:value="23038.58" calcext:value-type="currency">
            <text:p>R$ 23.038,58</text:p>
          </table:table-cell>
          <table:table-cell office:value-type="string" calcext:value-type="string">
            <text:p>7,27%</text:p>
          </table:table-cell>
          <table:table-cell office:value-type="string" calcext:value-type="string">
            <text:p>7,14%</text:p>
          </table:table-cell>
          <table:table-cell office:value-type="currency" office:currency="BRL" office:value="2508430.96" calcext:value-type="currency">
            <text:p>R$ 2.508.430,96</text:p>
          </table:table-cell>
          <table:table-cell office:value-type="currency" office:currency="BRL" office:value="2488494.79" calcext:value-type="currency">
            <text:p>R$ 2.488.494,79</text:p>
          </table:table-cell>
          <table:table-cell office:value-type="currency" office:currency="BRL" office:value="0" calcext:value-type="currency">
            <text:p>R$ 0,00</text:p>
          </table:table-cell>
        </table:table-row>
        <table:table-row table:style-name="ro1">
          <table:table-cell office:value-type="string" calcext:value-type="string">
            <text:p>0002 - TCMG</text:p>
          </table:table-cell>
          <table:table-cell office:value-type="float" office:value="161" calcext:value-type="float">
            <text:p>161</text:p>
          </table:table-cell>
          <table:table-cell office:value-type="currency" office:currency="BRL" office:value="11836.33" calcext:value-type="currency">
            <text:p>R$ 11.836,33</text:p>
          </table:table-cell>
          <table:table-cell office:value-type="currency" office:currency="BRL" office:value="19297.19" calcext:value-type="currency">
            <text:p>R$ 19.297,19</text:p>
          </table:table-cell>
          <table:table-cell office:value-type="string" calcext:value-type="string">
            <text:p>7,50%</text:p>
          </table:table-cell>
          <table:table-cell office:value-type="string" calcext:value-type="string">
            <text:p>7,38%</text:p>
          </table:table-cell>
          <table:table-cell office:value-type="currency" office:currency="BRL" office:value="4460532.3" calcext:value-type="currency">
            <text:p>R$ 4.460.532,30</text:p>
          </table:table-cell>
          <table:table-cell office:value-type="currency" office:currency="BRL" office:value="4430897.87" calcext:value-type="currency">
            <text:p>R$ 4.430.897,87</text:p>
          </table:table-cell>
          <table:table-cell office:value-type="currency" office:currency="BRL" office:value="205254.86" calcext:value-type="currency">
            <text:p>R$ 205.254,86</text:p>
          </table:table-cell>
        </table:table-row>
        <table:table-row table:style-name="ro1">
          <table:table-cell office:value-type="string" calcext:value-type="string">
            <text:p>Feminino</text:p>
          </table:table-cell>
          <table:table-cell office:value-type="float" office:value="75" calcext:value-type="float">
            <text:p>75</text:p>
          </table:table-cell>
          <table:table-cell office:value-type="currency" office:currency="BRL" office:value="12920.89" calcext:value-type="currency">
            <text:p>R$ 12.920,89</text:p>
          </table:table-cell>
          <table:table-cell office:value-type="currency" office:currency="BRL" office:value="20428.38" calcext:value-type="currency">
            <text:p>R$ 20.428,38</text:p>
          </table:table-cell>
          <table:table-cell office:value-type="string" calcext:value-type="string">
            <text:p>7,67%</text:p>
          </table:table-cell>
          <table:table-cell office:value-type="string" calcext:value-type="string">
            <text:p>7,50%</text:p>
          </table:table-cell>
          <table:table-cell office:value-type="currency" office:currency="BRL" office:value="2268980.31" calcext:value-type="currency">
            <text:p>R$ 2.268.980,31</text:p>
          </table:table-cell>
          <table:table-cell office:value-type="currency" office:currency="BRL" office:value="2251939.5" calcext:value-type="currency">
            <text:p>R$ 2.251.939,50</text:p>
          </table:table-cell>
          <table:table-cell office:value-type="currency" office:currency="BRL" office:value="12895.77" calcext:value-type="currency">
            <text:p>R$ 12.895,77</text:p>
          </table:table-cell>
        </table:table-row>
        <table:table-row table:style-name="ro1">
          <table:table-cell office:value-type="string" calcext:value-type="string">
            <text:p>Masculino</text:p>
          </table:table-cell>
          <table:table-cell office:value-type="float" office:value="86" calcext:value-type="float">
            <text:p>86</text:p>
          </table:table-cell>
          <table:table-cell office:value-type="currency" office:currency="BRL" office:value="10890.5" calcext:value-type="currency">
            <text:p>R$ 10.890,50</text:p>
          </table:table-cell>
          <table:table-cell office:value-type="currency" office:currency="BRL" office:value="18310.69" calcext:value-type="currency">
            <text:p>R$ 18.310,69</text:p>
          </table:table-cell>
          <table:table-cell office:value-type="string" calcext:value-type="string">
            <text:p>7,36%</text:p>
          </table:table-cell>
          <table:table-cell office:value-type="string" calcext:value-type="string">
            <text:p>7,27%</text:p>
          </table:table-cell>
          <table:table-cell office:value-type="currency" office:currency="BRL" office:value="2191551.99" calcext:value-type="currency">
            <text:p>R$ 2.191.551,99</text:p>
          </table:table-cell>
          <table:table-cell office:value-type="currency" office:currency="BRL" office:value="2178958.37" calcext:value-type="currency">
            <text:p>R$ 2.178.958,37</text:p>
          </table:table-cell>
          <table:table-cell office:value-type="currency" office:currency="BRL" office:value="192359.09" calcext:value-type="currency">
            <text:p>R$ 192.359,09</text:p>
          </table:table-cell>
        </table:table-row>
        <table:table-row table:style-name="ro1">
          <table:table-cell office:value-type="string" calcext:value-type="string">
            <text:p>0003 - TJMG</text:p>
          </table:table-cell>
          <table:table-cell office:value-type="float" office:value="238" calcext:value-type="float">
            <text:p>238</text:p>
          </table:table-cell>
          <table:table-cell office:value-type="currency" office:currency="BRL" office:value="17831.62" calcext:value-type="currency">
            <text:p>R$ 17.831,62</text:p>
          </table:table-cell>
          <table:table-cell office:value-type="currency" office:currency="BRL" office:value="24582.05" calcext:value-type="currency">
            <text:p>R$ 24.582,05</text:p>
          </table:table-cell>
          <table:table-cell office:value-type="string" calcext:value-type="string">
            <text:p>7,02%</text:p>
          </table:table-cell>
          <table:table-cell office:value-type="string" calcext:value-type="string">
            <text:p>6,48%</text:p>
          </table:table-cell>
          <table:table-cell office:value-type="currency" office:currency="BRL" office:value="12200447.41" calcext:value-type="currency">
            <text:p>R$ 12.200.447,41</text:p>
          </table:table-cell>
          <table:table-cell office:value-type="currency" office:currency="BRL" office:value="11955463.7" calcext:value-type="currency">
            <text:p>R$ 11.955.463,70</text:p>
          </table:table-cell>
          <table:table-cell office:value-type="currency" office:currency="BRL" office:value="111985.23" calcext:value-type="currency">
            <text:p>R$ 111.985,23</text:p>
          </table:table-cell>
        </table:table-row>
        <table:table-row table:style-name="ro1">
          <table:table-cell office:value-type="string" calcext:value-type="string">
            <text:p>Feminino</text:p>
          </table:table-cell>
          <table:table-cell office:value-type="float" office:value="131" calcext:value-type="float">
            <text:p>131</text:p>
          </table:table-cell>
          <table:table-cell office:value-type="currency" office:currency="BRL" office:value="14516.84" calcext:value-type="currency">
            <text:p>R$ 14.516,84</text:p>
          </table:table-cell>
          <table:table-cell office:value-type="currency" office:currency="BRL" office:value="20992.77" calcext:value-type="currency">
            <text:p>R$ 20.992,77</text:p>
          </table:table-cell>
          <table:table-cell office:value-type="string" calcext:value-type="string">
            <text:p>6,98%</text:p>
          </table:table-cell>
          <table:table-cell office:value-type="string" calcext:value-type="string">
            <text:p>6,29%</text:p>
          </table:table-cell>
          <table:table-cell office:value-type="currency" office:currency="BRL" office:value="5422858.78" calcext:value-type="currency">
            <text:p>R$ 5.422.858,78</text:p>
          </table:table-cell>
          <table:table-cell office:value-type="currency" office:currency="BRL" office:value="5237635.31" calcext:value-type="currency">
            <text:p>R$ 5.237.635,31</text:p>
          </table:table-cell>
          <table:table-cell office:value-type="currency" office:currency="BRL" office:value="79279.59" calcext:value-type="currency">
            <text:p>R$ 79.279,59</text:p>
          </table:table-cell>
        </table:table-row>
        <table:table-row table:style-name="ro1">
          <table:table-cell office:value-type="string" calcext:value-type="string">
            <text:p>Masculino</text:p>
          </table:table-cell>
          <table:table-cell office:value-type="float" office:value="107" calcext:value-type="float">
            <text:p>107</text:p>
          </table:table-cell>
          <table:table-cell office:value-type="currency" office:currency="BRL" office:value="21889.89" calcext:value-type="currency">
            <text:p>R$ 21.889,89</text:p>
          </table:table-cell>
          <table:table-cell office:value-type="currency" office:currency="BRL" office:value="28976.4" calcext:value-type="currency">
            <text:p>R$ 28.976,40</text:p>
          </table:table-cell>
          <table:table-cell office:value-type="string" calcext:value-type="string">
            <text:p>7,07%</text:p>
          </table:table-cell>
          <table:table-cell office:value-type="string" calcext:value-type="string">
            <text:p>6,72%</text:p>
          </table:table-cell>
          <table:table-cell office:value-type="currency" office:currency="BRL" office:value="6777588.63" calcext:value-type="currency">
            <text:p>R$ 6.777.588,63</text:p>
          </table:table-cell>
          <table:table-cell office:value-type="currency" office:currency="BRL" office:value="6717828.39" calcext:value-type="currency">
            <text:p>R$ 6.717.828,39</text:p>
          </table:table-cell>
          <table:table-cell office:value-type="currency" office:currency="BRL" office:value="32705.64" calcext:value-type="currency">
            <text:p>R$ 32.705,64</text:p>
          </table:table-cell>
        </table:table-row>
        <table:table-row table:style-name="ro1">
          <table:table-cell office:value-type="string" calcext:value-type="string">
            <text:p>0004 - DPMG</text:p>
          </table:table-cell>
          <table:table-cell office:value-type="float" office:value="147" calcext:value-type="float">
            <text:p>147</text:p>
          </table:table-cell>
          <table:table-cell office:value-type="currency" office:currency="BRL" office:value="26081.87" calcext:value-type="currency">
            <text:p>R$ 26.081,87</text:p>
          </table:table-cell>
          <table:table-cell office:value-type="currency" office:currency="BRL" office:value="33385.07" calcext:value-type="currency">
            <text:p>R$ 33.385,07</text:p>
          </table:table-cell>
          <table:table-cell office:value-type="string" calcext:value-type="string">
            <text:p>7,14%</text:p>
          </table:table-cell>
          <table:table-cell office:value-type="string" calcext:value-type="string">
            <text:p>7,04%</text:p>
          </table:table-cell>
          <table:table-cell office:value-type="currency" office:currency="BRL" office:value="11154002.45" calcext:value-type="currency">
            <text:p>R$ 11.154.002,45</text:p>
          </table:table-cell>
          <table:table-cell office:value-type="currency" office:currency="BRL" office:value="11081009.33" calcext:value-type="currency">
            <text:p>R$ 11.081.009,33</text:p>
          </table:table-cell>
          <table:table-cell office:value-type="currency" office:currency="BRL" office:value="377280.72" calcext:value-type="currency">
            <text:p>R$ 377.280,72</text:p>
          </table:table-cell>
        </table:table-row>
        <table:table-row table:style-name="ro1">
          <table:table-cell office:value-type="string" calcext:value-type="string">
            <text:p>Feminino</text:p>
          </table:table-cell>
          <table:table-cell office:value-type="float" office:value="73" calcext:value-type="float">
            <text:p>73</text:p>
          </table:table-cell>
          <table:table-cell office:value-type="currency" office:currency="BRL" office:value="26229.29" calcext:value-type="currency">
            <text:p>R$ 26.229,29</text:p>
          </table:table-cell>
          <table:table-cell office:value-type="currency" office:currency="BRL" office:value="33736.78" calcext:value-type="currency">
            <text:p>R$ 33.736,78</text:p>
          </table:table-cell>
          <table:table-cell office:value-type="string" calcext:value-type="string">
            <text:p>7,30%</text:p>
          </table:table-cell>
          <table:table-cell office:value-type="string" calcext:value-type="string">
            <text:p>7,29%</text:p>
          </table:table-cell>
          <table:table-cell office:value-type="currency" office:currency="BRL" office:value="5531009.37" calcext:value-type="currency">
            <text:p>R$ 5.531.009,37</text:p>
          </table:table-cell>
          <table:table-cell office:value-type="currency" office:currency="BRL" office:value="5517989" calcext:value-type="currency">
            <text:p>R$ 5.517.989,00</text:p>
          </table:table-cell>
          <table:table-cell office:value-type="currency" office:currency="BRL" office:value="302295.76" calcext:value-type="currency">
            <text:p>R$ 302.295,76</text:p>
          </table:table-cell>
        </table:table-row>
        <table:table-row table:style-name="ro1">
          <table:table-cell office:value-type="string" calcext:value-type="string">
            <text:p>Masculino</text:p>
          </table:table-cell>
          <table:table-cell office:value-type="float" office:value="74" calcext:value-type="float">
            <text:p>74</text:p>
          </table:table-cell>
          <table:table-cell office:value-type="currency" office:currency="BRL" office:value="25936.44" calcext:value-type="currency">
            <text:p>R$ 25.936,44</text:p>
          </table:table-cell>
          <table:table-cell office:value-type="currency" office:currency="BRL" office:value="33038.12" calcext:value-type="currency">
            <text:p>R$ 33.038,12</text:p>
          </table:table-cell>
          <table:table-cell office:value-type="string" calcext:value-type="string">
            <text:p>6,99%</text:p>
          </table:table-cell>
          <table:table-cell office:value-type="string" calcext:value-type="string">
            <text:p>6,80%</text:p>
          </table:table-cell>
          <table:table-cell office:value-type="currency" office:currency="BRL" office:value="5622993.08" calcext:value-type="currency">
            <text:p>R$ 5.622.993,08</text:p>
          </table:table-cell>
          <table:table-cell office:value-type="currency" office:currency="BRL" office:value="5563020.33" calcext:value-type="currency">
            <text:p>R$ 5.563.020,33</text:p>
          </table:table-cell>
          <table:table-cell office:value-type="currency" office:currency="BRL" office:value="74984.96" calcext:value-type="currency">
            <text:p>R$ 74.984,96</text:p>
          </table:table-cell>
        </table:table-row>
        <table:table-row table:style-name="ro1">
          <table:table-cell office:value-type="string" calcext:value-type="string">
            <text:p>0005 - MPMG</text:p>
          </table:table-cell>
          <table:table-cell office:value-type="float" office:value="483" calcext:value-type="float">
            <text:p>483</text:p>
          </table:table-cell>
          <table:table-cell office:value-type="currency" office:currency="BRL" office:value="21183.02" calcext:value-type="currency">
            <text:p>R$ 21.183,02</text:p>
          </table:table-cell>
          <table:table-cell office:value-type="currency" office:currency="BRL" office:value="28550.62" calcext:value-type="currency">
            <text:p>R$ 28.550,62</text:p>
          </table:table-cell>
          <table:table-cell office:value-type="string" calcext:value-type="string">
            <text:p>7,31%</text:p>
          </table:table-cell>
          <table:table-cell office:value-type="string" calcext:value-type="string">
            <text:p>7,16%</text:p>
          </table:table-cell>
          <table:table-cell office:value-type="currency" office:currency="BRL" office:value="24775101.71" calcext:value-type="currency">
            <text:p>R$ 24.775.101,71</text:p>
          </table:table-cell>
          <table:table-cell office:value-type="currency" office:currency="BRL" office:value="24511189.47" calcext:value-type="currency">
            <text:p>R$ 24.511.189,47</text:p>
          </table:table-cell>
          <table:table-cell office:value-type="currency" office:currency="BRL" office:value="218619.88" calcext:value-type="currency">
            <text:p>R$ 218.619,88</text:p>
          </table:table-cell>
        </table:table-row>
        <table:table-row table:style-name="ro1">
          <table:table-cell office:value-type="string" calcext:value-type="string">
            <text:p>Feminino</text:p>
          </table:table-cell>
          <table:table-cell office:value-type="float" office:value="198" calcext:value-type="float">
            <text:p>198</text:p>
          </table:table-cell>
          <table:table-cell office:value-type="currency" office:currency="BRL" office:value="19655.14" calcext:value-type="currency">
            <text:p>R$ 19.655,14</text:p>
          </table:table-cell>
          <table:table-cell office:value-type="currency" office:currency="BRL" office:value="27048.88" calcext:value-type="currency">
            <text:p>R$ 27.048,88</text:p>
          </table:table-cell>
          <table:table-cell office:value-type="string" calcext:value-type="string">
            <text:p>7,39%</text:p>
          </table:table-cell>
          <table:table-cell office:value-type="string" calcext:value-type="string">
            <text:p>7,20%</text:p>
          </table:table-cell>
          <table:table-cell office:value-type="currency" office:currency="BRL" office:value="9973703.22" calcext:value-type="currency">
            <text:p>R$ 9.973.703,22</text:p>
          </table:table-cell>
          <table:table-cell office:value-type="currency" office:currency="BRL" office:value="9876499.58" calcext:value-type="currency">
            <text:p>R$ 9.876.499,58</text:p>
          </table:table-cell>
          <table:table-cell office:value-type="currency" office:currency="BRL" office:value="86138.03" calcext:value-type="currency">
            <text:p>R$ 86.138,03</text:p>
          </table:table-cell>
        </table:table-row>
        <table:table-row table:style-name="ro1">
          <table:table-cell office:value-type="string" calcext:value-type="string">
            <text:p>Masculino</text:p>
          </table:table-cell>
          <table:table-cell office:value-type="float" office:value="285" calcext:value-type="float">
            <text:p>285</text:p>
          </table:table-cell>
          <table:table-cell office:value-type="currency" office:currency="BRL" office:value="22244.5" calcext:value-type="currency">
            <text:p>R$ 22.244,50</text:p>
          </table:table-cell>
          <table:table-cell office:value-type="currency" office:currency="BRL" office:value="29593.93" calcext:value-type="currency">
            <text:p>R$ 29.593,93</text:p>
          </table:table-cell>
          <table:table-cell office:value-type="string" calcext:value-type="string">
            <text:p>7,24%</text:p>
          </table:table-cell>
          <table:table-cell office:value-type="string" calcext:value-type="string">
            <text:p>7,13%</text:p>
          </table:table-cell>
          <table:table-cell office:value-type="currency" office:currency="BRL" office:value="14801398.49" calcext:value-type="currency">
            <text:p>R$ 14.801.398,49</text:p>
          </table:table-cell>
          <table:table-cell office:value-type="currency" office:currency="BRL" office:value="14634689.89" calcext:value-type="currency">
            <text:p>R$ 14.634.689,89</text:p>
          </table:table-cell>
          <table:table-cell office:value-type="currency" office:currency="BRL" office:value="132481.85" calcext:value-type="currency">
            <text:p>R$ 132.481,85</text:p>
          </table:table-cell>
        </table:table-row>
        <table:table-row table:style-name="ro1">
          <table:table-cell office:value-type="string" calcext:value-type="string">
            <text:p>0006 - SEPLAG</text:p>
          </table:table-cell>
          <table:table-cell office:value-type="float" office:value="847" calcext:value-type="float">
            <text:p>847</text:p>
          </table:table-cell>
          <table:table-cell office:value-type="currency" office:currency="BRL" office:value="7818.99" calcext:value-type="currency">
            <text:p>R$ 7.818,99</text:p>
          </table:table-cell>
          <table:table-cell office:value-type="currency" office:currency="BRL" office:value="13615.8" calcext:value-type="currency">
            <text:p>R$ 13.615,80</text:p>
          </table:table-cell>
          <table:table-cell office:value-type="string" calcext:value-type="string">
            <text:p>6,45%</text:p>
          </table:table-cell>
          <table:table-cell office:value-type="string" calcext:value-type="string">
            <text:p>5,43%</text:p>
          </table:table-cell>
          <table:table-cell office:value-type="currency" office:currency="BRL" office:value="13830927.59" calcext:value-type="currency">
            <text:p>R$ 13.830.927,59</text:p>
          </table:table-cell>
          <table:table-cell office:value-type="currency" office:currency="BRL" office:value="11246358.33" calcext:value-type="currency">
            <text:p>R$ 11.246.358,33</text:p>
          </table:table-cell>
          <table:table-cell office:value-type="currency" office:currency="BRL" office:value="150006.42" calcext:value-type="currency">
            <text:p>R$ 150.006,42</text:p>
          </table:table-cell>
        </table:table-row>
        <table:table-row table:style-name="ro1">
          <table:table-cell office:value-type="string" calcext:value-type="string">
            <text:p>Feminino</text:p>
          </table:table-cell>
          <table:table-cell office:value-type="float" office:value="355" calcext:value-type="float">
            <text:p>355</text:p>
          </table:table-cell>
          <table:table-cell office:value-type="currency" office:currency="BRL" office:value="6755.64" calcext:value-type="currency">
            <text:p>R$ 6.755,64</text:p>
          </table:table-cell>
          <table:table-cell office:value-type="currency" office:currency="BRL" office:value="12127.19" calcext:value-type="currency">
            <text:p>R$ 12.127,19</text:p>
          </table:table-cell>
          <table:table-cell office:value-type="string" calcext:value-type="string">
            <text:p>6,25%</text:p>
          </table:table-cell>
          <table:table-cell office:value-type="string" calcext:value-type="string">
            <text:p>5,01%</text:p>
          </table:table-cell>
          <table:table-cell office:value-type="currency" office:currency="BRL" office:value="5250735.71" calcext:value-type="currency">
            <text:p>R$ 5.250.735,71</text:p>
          </table:table-cell>
          <table:table-cell office:value-type="currency" office:currency="BRL" office:value="3923074.31" calcext:value-type="currency">
            <text:p>R$ 3.923.074,31</text:p>
          </table:table-cell>
          <table:table-cell office:value-type="currency" office:currency="BRL" office:value="13093.84" calcext:value-type="currency">
            <text:p>R$ 13.093,84</text:p>
          </table:table-cell>
        </table:table-row>
        <table:table-row table:style-name="ro1">
          <table:table-cell office:value-type="string" calcext:value-type="string">
            <text:p>Masculino</text:p>
          </table:table-cell>
          <table:table-cell office:value-type="float" office:value="492" calcext:value-type="float">
            <text:p>492</text:p>
          </table:table-cell>
          <table:table-cell office:value-type="currency" office:currency="BRL" office:value="8586.25" calcext:value-type="currency">
            <text:p>R$ 8.586,25</text:p>
          </table:table-cell>
          <table:table-cell office:value-type="currency" office:currency="BRL" office:value="14689.9" calcext:value-type="currency">
            <text:p>R$ 14.689,90</text:p>
          </table:table-cell>
          <table:table-cell office:value-type="string" calcext:value-type="string">
            <text:p>6,60%</text:p>
          </table:table-cell>
          <table:table-cell office:value-type="string" calcext:value-type="string">
            <text:p>5,73%</text:p>
          </table:table-cell>
          <table:table-cell office:value-type="currency" office:currency="BRL" office:value="8580191.88" calcext:value-type="currency">
            <text:p>R$ 8.580.191,88</text:p>
          </table:table-cell>
          <table:table-cell office:value-type="currency" office:currency="BRL" office:value="7323284.02" calcext:value-type="currency">
            <text:p>R$ 7.323.284,02</text:p>
          </table:table-cell>
          <table:table-cell office:value-type="currency" office:currency="BRL" office:value="136912.58" calcext:value-type="currency">
            <text:p>R$ 136.912,58</text:p>
          </table:table-cell>
        </table:table-row>
        <table:table-row table:style-name="ro1">
          <table:table-cell office:value-type="string" calcext:value-type="string">
            <text:p>0007 - TJMMG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currency" office:currency="BRL" office:value="4903.97" calcext:value-type="currency">
            <text:p>R$ 4.903,97</text:p>
          </table:table-cell>
          <table:table-cell office:value-type="string" calcext:value-type="string">
            <text:p>4,43%</text:p>
          </table:table-cell>
          <table:table-cell office:value-type="string" calcext:value-type="string">
            <text:p>0,00%</text:p>
          </table:table-cell>
          <table:table-cell office:value-type="currency" office:currency="BRL" office:value="27631.22" calcext:value-type="currency">
            <text:p>R$ 27.631,22</text:p>
          </table:table-cell>
          <table:table-cell office:value-type="currency" office:currency="BRL" office:value="221.11" calcext:value-type="currency">
            <text:p>R$ 221,11</text:p>
          </table:table-cell>
          <table:table-cell office:value-type="currency" office:currency="BRL" office:value="0" calcext:value-type="currency">
            <text:p>R$ 0,00</text:p>
          </table:table-cell>
        </table:table-row>
        <table:table-row table:style-name="ro1">
          <table:table-cell office:value-type="string" calcext:value-type="string">
            <text:p>Femini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currency" office:currency="BRL" office:value="4414.91" calcext:value-type="currency">
            <text:p>R$ 4.414,91</text:p>
          </table:table-cell>
          <table:table-cell office:value-type="string" calcext:value-type="string">
            <text:p>4,80%</text:p>
          </table:table-cell>
          <table:table-cell office:value-type="string" calcext:value-type="string">
            <text:p>0,00%</text:p>
          </table:table-cell>
          <table:table-cell office:value-type="currency" office:currency="BRL" office:value="20549.73" calcext:value-type="currency">
            <text:p>R$ 20.549,73</text:p>
          </table:table-cell>
          <table:table-cell office:value-type="currency" office:currency="BRL" office:value="221.11" calcext:value-type="currency">
            <text:p>R$ 221,11</text:p>
          </table:table-cell>
          <table:table-cell office:value-type="currency" office:currency="BRL" office:value="0" calcext:value-type="currency">
            <text:p>R$ 0,00</text:p>
          </table:table-cell>
        </table:table-row>
        <table:table-row table:style-name="ro1">
          <table:table-cell office:value-type="string" calcext:value-type="string">
            <text:p>Masculi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currency" office:currency="BRL" office:value="6126.62" calcext:value-type="currency">
            <text:p>R$ 6.126,62</text:p>
          </table:table-cell>
          <table:table-cell office:value-type="string" calcext:value-type="string">
            <text:p>3,50%</text:p>
          </table:table-cell>
          <table:table-cell office:value-type="string" calcext:value-type="string">
            <text:p>0,00%</text:p>
          </table:table-cell>
          <table:table-cell office:value-type="currency" office:currency="BRL" office:value="7081.49" calcext:value-type="currency">
            <text:p>R$ 7.081,49</text:p>
          </table:table-cell>
          <table:table-cell table:number-columns-repeated="2" office:value-type="currency" office:currency="BRL" office:value="0" calcext:value-type="currency">
            <text:p>R$ 0,0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980" calcext:value-type="float">
            <text:p>198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ce3" office:value-type="string" calcext:value-type="string">
            <text:p>R$ 71.369.061,46</text:p>
          </table:table-cell>
          <table:table-cell table:style-name="ce3" office:value-type="string" calcext:value-type="string">
            <text:p>R$ 68.025.624,92</text:p>
          </table:table-cell>
          <table:table-cell table:style-name="ce3" office:value-type="string" calcext:value-type="string">
            <text:p>R$ 1.172.662,26</text:p>
          </table:table-cell>
        </table:table-row>
      </table:table>
      <table:table table:name="Planilha2" table:style-name="ta1">
        <table:table-column table:style-name="co1" table:default-cell-style-name="Default"/>
        <table:table-column table:style-name="co9" table:default-cell-style-name="Default"/>
        <table:table-column table:style-name="co9" table:number-columns-repeated="2" table:default-cell-style-name="ce1"/>
        <table:table-column table:style-name="co9" table:number-columns-repeated="2" table:default-cell-style-name="ce2"/>
        <table:table-column table:style-name="co7" table:number-columns-repeated="2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Default"/>
        <table:table-row table:style-name="ro1">
          <table:table-cell office:value-type="string" calcext:value-type="string">
            <text:p>Patrocinador</text:p>
          </table:table-cell>
          <table:table-cell office:value-type="string" calcext:value-type="string">
            <text:p>Participantes</text:p>
          </table:table-cell>
          <table:table-cell table:style-name="Default" office:value-type="string" calcext:value-type="string">
            <text:p>Salário de Participação</text:p>
          </table:table-cell>
          <table:table-cell table:style-name="Default" office:value-type="string" calcext:value-type="string">
            <text:p>Remuneração</text:p>
          </table:table-cell>
          <table:table-cell table:style-name="Default" office:value-type="string" calcext:value-type="string">
            <text:p>%Contribuição Partic.</text:p>
          </table:table-cell>
          <table:table-cell table:style-name="Default" office:value-type="string" calcext:value-type="string">
            <text:p>%Contribuição Patroc.</text:p>
          </table:table-cell>
          <table:table-cell table:style-name="Default" office:value-type="string" calcext:value-type="string">
            <text:p>Saldo Partic.</text:p>
          </table:table-cell>
          <table:table-cell table:style-name="Default" office:value-type="string" calcext:value-type="string">
            <text:p>Saldo Patroc.</text:p>
          </table:table-cell>
          <table:table-cell table:style-name="Default" office:value-type="string" calcext:value-type="string">
            <text:p>Saldo Portabilidade</text:p>
          </table:table-cell>
          <table:table-cell table:style-name="Default" office:value-type="string" calcext:value-type="string">
            <text:p>Base de cálculo (n. de servidores * salário de contribuição)</text:p>
          </table:table-cell>
          <table:table-cell table:style-name="Default" office:value-type="string" calcext:value-type="string">
            <text:p>Remuneração Total</text:p>
          </table:table-cell>
          <table:table-cell table:style-name="Default" office:value-type="string" calcext:value-type="string">
            <text:p>IR_contribuição_patrocinada</text:p>
          </table:table-cell>
          <table:table-cell table:style-name="Default" office:value-type="string" calcext:value-type="string">
            <text:p>IR_contribuicao_adicional</text:p>
          </table:table-cell>
          <table:table-cell table:style-name="Default" office:value-type="string" calcext:value-type="string">
            <text:p>Base_calculo_anual</text:p>
          </table:table-cell>
          <table:table-cell/>
        </table:table-row>
        <table:table-row table:style-name="ro1">
          <table:table-cell office:value-type="string" calcext:value-type="string">
            <text:p>Feminino</text:p>
          </table:table-cell>
          <table:table-cell office:value-type="float" office:value="44" calcext:value-type="float">
            <text:p>44</text:p>
          </table:table-cell>
          <table:table-cell office:value-type="currency" office:currency="BRL" office:value="16356.8" calcext:value-type="currency">
            <text:p>R$ 16.356,80</text:p>
          </table:table-cell>
          <table:table-cell office:value-type="currency" office:currency="BRL" office:value="23864.29" calcext:value-type="currency">
            <text:p>R$ 23.864,29</text:p>
          </table:table-cell>
          <table:table-cell office:value-type="string" calcext:value-type="string">
            <text:p>7,57%</text:p>
          </table:table-cell>
          <table:table-cell office:value-type="string" calcext:value-type="string">
            <text:p>7,32%</text:p>
          </table:table-cell>
          <table:table-cell office:value-type="currency" office:currency="BRL" office:value="2411987.82" calcext:value-type="currency">
            <text:p>R$ 2.411.987,82</text:p>
          </table:table-cell>
          <table:table-cell office:value-type="currency" office:currency="BRL" office:value="2311990.32" calcext:value-type="currency">
            <text:p>R$ 2.311.990,32</text:p>
          </table:table-cell>
          <table:table-cell office:value-type="currency" office:currency="BRL" office:value="109515.15" calcext:value-type="currency">
            <text:p>R$ 109.515,15</text:p>
          </table:table-cell>
          <table:table-cell table:formula="of:=[.B2]*[.C2]" office:value-type="currency" office:currency="BRL" office:value="719699.2" calcext:value-type="currency">
            <text:p>R$ 719.699,20</text:p>
          </table:table-cell>
          <table:table-cell table:formula="of:=[.B2]*[.D2]" office:value-type="currency" office:currency="BRL" office:value="1050028.76" calcext:value-type="currency">
            <text:p>R$ 1.050.028,76</text:p>
          </table:table-cell>
          <table:table-cell table:formula="of:=[.F2]*[.J2]" office:value-type="currency" office:currency="BRL" office:value="52681.98144" calcext:value-type="currency">
            <text:p>R$ 52.681,98</text:p>
          </table:table-cell>
          <table:table-cell table:formula="of:=[.J2]*([.E2]-[.F2])" office:value-type="currency" office:currency="BRL" office:value="1799.248" calcext:value-type="currency">
            <text:p>R$ 1.799,25</text:p>
          </table:table-cell>
          <table:table-cell table:formula="of:=12*([.L2]+[.M2])" office:value-type="currency" office:currency="BRL" office:value="653774.75328" calcext:value-type="currency">
            <text:p>R$ 653.774,75</text:p>
          </table:table-cell>
          <table:table-cell/>
        </table:table-row>
        <table:table-row table:style-name="ro1">
          <table:table-cell office:value-type="string" calcext:value-type="string">
            <text:p>Masculino</text:p>
          </table:table-cell>
          <table:table-cell office:value-type="float" office:value="53" calcext:value-type="float">
            <text:p>53</text:p>
          </table:table-cell>
          <table:table-cell office:value-type="currency" office:currency="BRL" office:value="15814.39" calcext:value-type="currency">
            <text:p>R$ 15.814,39</text:p>
          </table:table-cell>
          <table:table-cell office:value-type="currency" office:currency="BRL" office:value="23038.58" calcext:value-type="currency">
            <text:p>R$ 23.038,58</text:p>
          </table:table-cell>
          <table:table-cell office:value-type="string" calcext:value-type="string">
            <text:p>7,27%</text:p>
          </table:table-cell>
          <table:table-cell office:value-type="string" calcext:value-type="string">
            <text:p>7,14%</text:p>
          </table:table-cell>
          <table:table-cell office:value-type="currency" office:currency="BRL" office:value="2508430.96" calcext:value-type="currency">
            <text:p>R$ 2.508.430,96</text:p>
          </table:table-cell>
          <table:table-cell office:value-type="currency" office:currency="BRL" office:value="2488494.79" calcext:value-type="currency">
            <text:p>R$ 2.488.494,79</text:p>
          </table:table-cell>
          <table:table-cell office:value-type="currency" office:currency="BRL" office:value="0" calcext:value-type="currency">
            <text:p>R$ 0,00</text:p>
          </table:table-cell>
          <table:table-cell table:formula="of:=[.B3]*[.C3]" office:value-type="currency" office:currency="BRL" office:value="838162.67" calcext:value-type="currency">
            <text:p>R$ 838.162,67</text:p>
          </table:table-cell>
          <table:table-cell table:formula="of:=[.B3]*[.D3]" office:value-type="currency" office:currency="BRL" office:value="1221044.74" calcext:value-type="currency">
            <text:p>R$ 1.221.044,74</text:p>
          </table:table-cell>
          <table:table-cell table:formula="of:=[.F3]*[.J3]" office:value-type="currency" office:currency="BRL" office:value="59844.814638" calcext:value-type="currency">
            <text:p>R$ 59.844,81</text:p>
          </table:table-cell>
          <table:table-cell table:formula="of:=[.J3]*([.E3]-[.F3])" office:value-type="currency" office:currency="BRL" office:value="1089.61147100001" calcext:value-type="currency">
            <text:p>R$ 1.089,61</text:p>
          </table:table-cell>
          <table:table-cell table:formula="of:=12*([.L3]+[.M3])" office:value-type="currency" office:currency="BRL" office:value="731213.113308" calcext:value-type="currency">
            <text:p>R$ 731.213,11</text:p>
          </table:table-cell>
          <table:table-cell/>
        </table:table-row>
        <table:table-row table:style-name="ro1">
          <table:table-cell office:value-type="string" calcext:value-type="string">
            <text:p>Feminino</text:p>
          </table:table-cell>
          <table:table-cell office:value-type="float" office:value="75" calcext:value-type="float">
            <text:p>75</text:p>
          </table:table-cell>
          <table:table-cell office:value-type="currency" office:currency="BRL" office:value="12920.89" calcext:value-type="currency">
            <text:p>R$ 12.920,89</text:p>
          </table:table-cell>
          <table:table-cell office:value-type="currency" office:currency="BRL" office:value="20428.38" calcext:value-type="currency">
            <text:p>R$ 20.428,38</text:p>
          </table:table-cell>
          <table:table-cell office:value-type="string" calcext:value-type="string">
            <text:p>7,67%</text:p>
          </table:table-cell>
          <table:table-cell office:value-type="string" calcext:value-type="string">
            <text:p>7,50%</text:p>
          </table:table-cell>
          <table:table-cell office:value-type="currency" office:currency="BRL" office:value="2268980.31" calcext:value-type="currency">
            <text:p>R$ 2.268.980,31</text:p>
          </table:table-cell>
          <table:table-cell office:value-type="currency" office:currency="BRL" office:value="2251939.5" calcext:value-type="currency">
            <text:p>R$ 2.251.939,50</text:p>
          </table:table-cell>
          <table:table-cell office:value-type="currency" office:currency="BRL" office:value="12895.77" calcext:value-type="currency">
            <text:p>R$ 12.895,77</text:p>
          </table:table-cell>
          <table:table-cell table:formula="of:=[.B4]*[.C4]" office:value-type="currency" office:currency="BRL" office:value="969066.75" calcext:value-type="currency">
            <text:p>R$ 969.066,75</text:p>
          </table:table-cell>
          <table:table-cell table:formula="of:=[.B4]*[.D4]" office:value-type="currency" office:currency="BRL" office:value="1532128.5" calcext:value-type="currency">
            <text:p>R$ 1.532.128,50</text:p>
          </table:table-cell>
          <table:table-cell table:formula="of:=[.F4]*[.J4]" office:value-type="currency" office:currency="BRL" office:value="72680.00625" calcext:value-type="currency">
            <text:p>R$ 72.680,01</text:p>
          </table:table-cell>
          <table:table-cell table:formula="of:=[.J4]*([.E4]-[.F4])" office:value-type="currency" office:currency="BRL" office:value="1647.41347500001" calcext:value-type="currency">
            <text:p>R$ 1.647,41</text:p>
          </table:table-cell>
          <table:table-cell table:formula="of:=12*([.L4]+[.M4])" office:value-type="currency" office:currency="BRL" office:value="891929.0367" calcext:value-type="currency">
            <text:p>R$ 891.929,04</text:p>
          </table:table-cell>
          <table:table-cell/>
        </table:table-row>
        <table:table-row table:style-name="ro1">
          <table:table-cell office:value-type="string" calcext:value-type="string">
            <text:p>Masculino</text:p>
          </table:table-cell>
          <table:table-cell office:value-type="float" office:value="86" calcext:value-type="float">
            <text:p>86</text:p>
          </table:table-cell>
          <table:table-cell office:value-type="currency" office:currency="BRL" office:value="10890.5" calcext:value-type="currency">
            <text:p>R$ 10.890,50</text:p>
          </table:table-cell>
          <table:table-cell office:value-type="currency" office:currency="BRL" office:value="18310.69" calcext:value-type="currency">
            <text:p>R$ 18.310,69</text:p>
          </table:table-cell>
          <table:table-cell office:value-type="string" calcext:value-type="string">
            <text:p>7,36%</text:p>
          </table:table-cell>
          <table:table-cell office:value-type="string" calcext:value-type="string">
            <text:p>7,27%</text:p>
          </table:table-cell>
          <table:table-cell office:value-type="currency" office:currency="BRL" office:value="2191551.99" calcext:value-type="currency">
            <text:p>R$ 2.191.551,99</text:p>
          </table:table-cell>
          <table:table-cell office:value-type="currency" office:currency="BRL" office:value="2178958.37" calcext:value-type="currency">
            <text:p>R$ 2.178.958,37</text:p>
          </table:table-cell>
          <table:table-cell office:value-type="currency" office:currency="BRL" office:value="192359.09" calcext:value-type="currency">
            <text:p>R$ 192.359,09</text:p>
          </table:table-cell>
          <table:table-cell table:formula="of:=[.B5]*[.C5]" office:value-type="currency" office:currency="BRL" office:value="936583" calcext:value-type="currency">
            <text:p>R$ 936.583,00</text:p>
          </table:table-cell>
          <table:table-cell table:formula="of:=[.B5]*[.D5]" office:value-type="currency" office:currency="BRL" office:value="1574719.34" calcext:value-type="currency">
            <text:p>R$ 1.574.719,34</text:p>
          </table:table-cell>
          <table:table-cell table:formula="of:=[.F5]*[.J5]" office:value-type="currency" office:currency="BRL" office:value="68089.5841" calcext:value-type="currency">
            <text:p>R$ 68.089,58</text:p>
          </table:table-cell>
          <table:table-cell table:formula="of:=[.J5]*([.E5]-[.F5])" office:value-type="currency" office:currency="BRL" office:value="842.924699999998" calcext:value-type="currency">
            <text:p>R$ 842,92</text:p>
          </table:table-cell>
          <table:table-cell table:formula="of:=12*([.L5]+[.M5])" office:value-type="currency" office:currency="BRL" office:value="827190.1056" calcext:value-type="currency">
            <text:p>R$ 827.190,11</text:p>
          </table:table-cell>
          <table:table-cell/>
        </table:table-row>
        <table:table-row table:style-name="ro1">
          <table:table-cell office:value-type="string" calcext:value-type="string">
            <text:p>Feminino</text:p>
          </table:table-cell>
          <table:table-cell office:value-type="float" office:value="131" calcext:value-type="float">
            <text:p>131</text:p>
          </table:table-cell>
          <table:table-cell office:value-type="currency" office:currency="BRL" office:value="14516.84" calcext:value-type="currency">
            <text:p>R$ 14.516,84</text:p>
          </table:table-cell>
          <table:table-cell office:value-type="currency" office:currency="BRL" office:value="20992.77" calcext:value-type="currency">
            <text:p>R$ 20.992,77</text:p>
          </table:table-cell>
          <table:table-cell office:value-type="string" calcext:value-type="string">
            <text:p>6,98%</text:p>
          </table:table-cell>
          <table:table-cell office:value-type="string" calcext:value-type="string">
            <text:p>6,29%</text:p>
          </table:table-cell>
          <table:table-cell office:value-type="currency" office:currency="BRL" office:value="5422858.78" calcext:value-type="currency">
            <text:p>R$ 5.422.858,78</text:p>
          </table:table-cell>
          <table:table-cell office:value-type="currency" office:currency="BRL" office:value="5237635.31" calcext:value-type="currency">
            <text:p>R$ 5.237.635,31</text:p>
          </table:table-cell>
          <table:table-cell office:value-type="currency" office:currency="BRL" office:value="79279.59" calcext:value-type="currency">
            <text:p>R$ 79.279,59</text:p>
          </table:table-cell>
          <table:table-cell table:formula="of:=[.B6]*[.C6]" office:value-type="currency" office:currency="BRL" office:value="1901706.04" calcext:value-type="currency">
            <text:p>R$ 1.901.706,04</text:p>
          </table:table-cell>
          <table:table-cell table:formula="of:=[.B6]*[.D6]" office:value-type="currency" office:currency="BRL" office:value="2750052.87" calcext:value-type="currency">
            <text:p>R$ 2.750.052,87</text:p>
          </table:table-cell>
          <table:table-cell table:formula="of:=[.F6]*[.J6]" office:value-type="currency" office:currency="BRL" office:value="119617.309916" calcext:value-type="currency">
            <text:p>R$ 119.617,31</text:p>
          </table:table-cell>
          <table:table-cell table:formula="of:=[.J6]*([.E6]-[.F6])" office:value-type="currency" office:currency="BRL" office:value="13121.771676" calcext:value-type="currency">
            <text:p>R$ 13.121,77</text:p>
          </table:table-cell>
          <table:table-cell table:formula="of:=12*([.L6]+[.M6])" office:value-type="currency" office:currency="BRL" office:value="1592868.979104" calcext:value-type="currency">
            <text:p>R$ 1.592.868,98</text:p>
          </table:table-cell>
          <table:table-cell/>
        </table:table-row>
        <table:table-row table:style-name="ro1">
          <table:table-cell office:value-type="string" calcext:value-type="string">
            <text:p>Masculino</text:p>
          </table:table-cell>
          <table:table-cell office:value-type="float" office:value="107" calcext:value-type="float">
            <text:p>107</text:p>
          </table:table-cell>
          <table:table-cell office:value-type="currency" office:currency="BRL" office:value="21889.89" calcext:value-type="currency">
            <text:p>R$ 21.889,89</text:p>
          </table:table-cell>
          <table:table-cell office:value-type="currency" office:currency="BRL" office:value="28976.4" calcext:value-type="currency">
            <text:p>R$ 28.976,40</text:p>
          </table:table-cell>
          <table:table-cell office:value-type="string" calcext:value-type="string">
            <text:p>7,07%</text:p>
          </table:table-cell>
          <table:table-cell office:value-type="string" calcext:value-type="string">
            <text:p>6,72%</text:p>
          </table:table-cell>
          <table:table-cell office:value-type="currency" office:currency="BRL" office:value="6777588.63" calcext:value-type="currency">
            <text:p>R$ 6.777.588,63</text:p>
          </table:table-cell>
          <table:table-cell office:value-type="currency" office:currency="BRL" office:value="6717828.39" calcext:value-type="currency">
            <text:p>R$ 6.717.828,39</text:p>
          </table:table-cell>
          <table:table-cell office:value-type="currency" office:currency="BRL" office:value="32705.64" calcext:value-type="currency">
            <text:p>R$ 32.705,64</text:p>
          </table:table-cell>
          <table:table-cell table:formula="of:=[.B7]*[.C7]" office:value-type="currency" office:currency="BRL" office:value="2342218.23" calcext:value-type="currency">
            <text:p>R$ 2.342.218,23</text:p>
          </table:table-cell>
          <table:table-cell table:formula="of:=[.B7]*[.D7]" office:value-type="currency" office:currency="BRL" office:value="3100474.8" calcext:value-type="currency">
            <text:p>R$ 3.100.474,80</text:p>
          </table:table-cell>
          <table:table-cell table:formula="of:=[.F7]*[.J7]" office:value-type="currency" office:currency="BRL" office:value="157397.065056" calcext:value-type="currency">
            <text:p>R$ 157.397,07</text:p>
          </table:table-cell>
          <table:table-cell table:formula="of:=[.J7]*([.E7]-[.F7])" office:value-type="currency" office:currency="BRL" office:value="8197.76380500001" calcext:value-type="currency">
            <text:p>R$ 8.197,76</text:p>
          </table:table-cell>
          <table:table-cell table:formula="of:=12*([.L7]+[.M7])" office:value-type="currency" office:currency="BRL" office:value="1987137.946332" calcext:value-type="currency">
            <text:p>R$ 1.987.137,95</text:p>
          </table:table-cell>
          <table:table-cell/>
        </table:table-row>
        <table:table-row table:style-name="ro1">
          <table:table-cell office:value-type="string" calcext:value-type="string">
            <text:p>Feminino</text:p>
          </table:table-cell>
          <table:table-cell office:value-type="float" office:value="73" calcext:value-type="float">
            <text:p>73</text:p>
          </table:table-cell>
          <table:table-cell office:value-type="currency" office:currency="BRL" office:value="26229.29" calcext:value-type="currency">
            <text:p>R$ 26.229,29</text:p>
          </table:table-cell>
          <table:table-cell office:value-type="currency" office:currency="BRL" office:value="33736.78" calcext:value-type="currency">
            <text:p>R$ 33.736,78</text:p>
          </table:table-cell>
          <table:table-cell office:value-type="string" calcext:value-type="string">
            <text:p>7,30%</text:p>
          </table:table-cell>
          <table:table-cell office:value-type="string" calcext:value-type="string">
            <text:p>7,29%</text:p>
          </table:table-cell>
          <table:table-cell office:value-type="currency" office:currency="BRL" office:value="5531009.37" calcext:value-type="currency">
            <text:p>R$ 5.531.009,37</text:p>
          </table:table-cell>
          <table:table-cell office:value-type="currency" office:currency="BRL" office:value="5517989" calcext:value-type="currency">
            <text:p>R$ 5.517.989,00</text:p>
          </table:table-cell>
          <table:table-cell office:value-type="currency" office:currency="BRL" office:value="302295.76" calcext:value-type="currency">
            <text:p>R$ 302.295,76</text:p>
          </table:table-cell>
          <table:table-cell table:formula="of:=[.B8]*[.C8]" office:value-type="currency" office:currency="BRL" office:value="1914738.17" calcext:value-type="currency">
            <text:p>R$ 1.914.738,17</text:p>
          </table:table-cell>
          <table:table-cell table:formula="of:=[.B8]*[.D8]" office:value-type="currency" office:currency="BRL" office:value="2462784.94" calcext:value-type="currency">
            <text:p>R$ 2.462.784,94</text:p>
          </table:table-cell>
          <table:table-cell table:formula="of:=[.F8]*[.J8]" office:value-type="currency" office:currency="BRL" office:value="139584.412593" calcext:value-type="currency">
            <text:p>R$ 139.584,41</text:p>
          </table:table-cell>
          <table:table-cell table:formula="of:=[.J8]*([.E8]-[.F8])" office:value-type="currency" office:currency="BRL" office:value="191.473816999979" calcext:value-type="currency">
            <text:p>R$ 191,47</text:p>
          </table:table-cell>
          <table:table-cell table:formula="of:=12*([.L8]+[.M8])" office:value-type="currency" office:currency="BRL" office:value="1677310.63692" calcext:value-type="currency">
            <text:p>R$ 1.677.310,64</text:p>
          </table:table-cell>
          <table:table-cell/>
        </table:table-row>
        <table:table-row table:style-name="ro1">
          <table:table-cell office:value-type="string" calcext:value-type="string">
            <text:p>Masculino</text:p>
          </table:table-cell>
          <table:table-cell office:value-type="float" office:value="74" calcext:value-type="float">
            <text:p>74</text:p>
          </table:table-cell>
          <table:table-cell office:value-type="currency" office:currency="BRL" office:value="25936.44" calcext:value-type="currency">
            <text:p>R$ 25.936,44</text:p>
          </table:table-cell>
          <table:table-cell office:value-type="currency" office:currency="BRL" office:value="33038.12" calcext:value-type="currency">
            <text:p>R$ 33.038,12</text:p>
          </table:table-cell>
          <table:table-cell office:value-type="string" calcext:value-type="string">
            <text:p>6,99%</text:p>
          </table:table-cell>
          <table:table-cell office:value-type="string" calcext:value-type="string">
            <text:p>6,80%</text:p>
          </table:table-cell>
          <table:table-cell office:value-type="currency" office:currency="BRL" office:value="5622993.08" calcext:value-type="currency">
            <text:p>R$ 5.622.993,08</text:p>
          </table:table-cell>
          <table:table-cell office:value-type="currency" office:currency="BRL" office:value="5563020.33" calcext:value-type="currency">
            <text:p>R$ 5.563.020,33</text:p>
          </table:table-cell>
          <table:table-cell office:value-type="currency" office:currency="BRL" office:value="74984.96" calcext:value-type="currency">
            <text:p>R$ 74.984,96</text:p>
          </table:table-cell>
          <table:table-cell table:formula="of:=[.B9]*[.C9]" office:value-type="currency" office:currency="BRL" office:value="1919296.56" calcext:value-type="currency">
            <text:p>R$ 1.919.296,56</text:p>
          </table:table-cell>
          <table:table-cell table:formula="of:=[.B9]*[.D9]" office:value-type="currency" office:currency="BRL" office:value="2444820.88" calcext:value-type="currency">
            <text:p>R$ 2.444.820,88</text:p>
          </table:table-cell>
          <table:table-cell table:formula="of:=[.F9]*[.J9]" office:value-type="currency" office:currency="BRL" office:value="130512.16608" calcext:value-type="currency">
            <text:p>R$ 130.512,17</text:p>
          </table:table-cell>
          <table:table-cell table:formula="of:=[.J9]*([.E9]-[.F9])" office:value-type="currency" office:currency="BRL" office:value="3646.663464" calcext:value-type="currency">
            <text:p>R$ 3.646,66</text:p>
          </table:table-cell>
          <table:table-cell table:formula="of:=12*([.L9]+[.M9])" office:value-type="currency" office:currency="BRL" office:value="1609905.954528" calcext:value-type="currency">
            <text:p>R$ 1.609.905,95</text:p>
          </table:table-cell>
          <table:table-cell/>
        </table:table-row>
        <table:table-row table:style-name="ro1">
          <table:table-cell office:value-type="string" calcext:value-type="string">
            <text:p>Feminino</text:p>
          </table:table-cell>
          <table:table-cell office:value-type="float" office:value="198" calcext:value-type="float">
            <text:p>198</text:p>
          </table:table-cell>
          <table:table-cell office:value-type="currency" office:currency="BRL" office:value="19655.14" calcext:value-type="currency">
            <text:p>R$ 19.655,14</text:p>
          </table:table-cell>
          <table:table-cell office:value-type="currency" office:currency="BRL" office:value="27048.88" calcext:value-type="currency">
            <text:p>R$ 27.048,88</text:p>
          </table:table-cell>
          <table:table-cell office:value-type="string" calcext:value-type="string">
            <text:p>7,39%</text:p>
          </table:table-cell>
          <table:table-cell office:value-type="string" calcext:value-type="string">
            <text:p>7,20%</text:p>
          </table:table-cell>
          <table:table-cell office:value-type="currency" office:currency="BRL" office:value="9973703.22" calcext:value-type="currency">
            <text:p>R$ 9.973.703,22</text:p>
          </table:table-cell>
          <table:table-cell office:value-type="currency" office:currency="BRL" office:value="9876499.58" calcext:value-type="currency">
            <text:p>R$ 9.876.499,58</text:p>
          </table:table-cell>
          <table:table-cell office:value-type="currency" office:currency="BRL" office:value="86138.03" calcext:value-type="currency">
            <text:p>R$ 86.138,03</text:p>
          </table:table-cell>
          <table:table-cell table:formula="of:=[.B10]*[.C10]" office:value-type="currency" office:currency="BRL" office:value="3891717.72" calcext:value-type="currency">
            <text:p>R$ 3.891.717,72</text:p>
          </table:table-cell>
          <table:table-cell table:formula="of:=[.B10]*[.D10]" office:value-type="currency" office:currency="BRL" office:value="5355678.24" calcext:value-type="currency">
            <text:p>R$ 5.355.678,24</text:p>
          </table:table-cell>
          <table:table-cell table:formula="of:=[.F10]*[.J10]" office:value-type="currency" office:currency="BRL" office:value="280203.67584" calcext:value-type="currency">
            <text:p>R$ 280.203,68</text:p>
          </table:table-cell>
          <table:table-cell table:formula="of:=[.J10]*([.E10]-[.F10])" office:value-type="currency" office:currency="BRL" office:value="7394.26366799994" calcext:value-type="currency">
            <text:p>R$ 7.394,26</text:p>
          </table:table-cell>
          <table:table-cell table:formula="of:=12*([.L10]+[.M10])" office:value-type="currency" office:currency="BRL" office:value="3451175.274096" calcext:value-type="currency">
            <text:p>R$ 3.451.175,27</text:p>
          </table:table-cell>
          <table:table-cell/>
        </table:table-row>
        <table:table-row table:style-name="ro1">
          <table:table-cell office:value-type="string" calcext:value-type="string">
            <text:p>Masculino</text:p>
          </table:table-cell>
          <table:table-cell office:value-type="float" office:value="285" calcext:value-type="float">
            <text:p>285</text:p>
          </table:table-cell>
          <table:table-cell office:value-type="currency" office:currency="BRL" office:value="22244.5" calcext:value-type="currency">
            <text:p>R$ 22.244,50</text:p>
          </table:table-cell>
          <table:table-cell office:value-type="currency" office:currency="BRL" office:value="29593.93" calcext:value-type="currency">
            <text:p>R$ 29.593,93</text:p>
          </table:table-cell>
          <table:table-cell office:value-type="string" calcext:value-type="string">
            <text:p>7,24%</text:p>
          </table:table-cell>
          <table:table-cell office:value-type="string" calcext:value-type="string">
            <text:p>7,13%</text:p>
          </table:table-cell>
          <table:table-cell office:value-type="currency" office:currency="BRL" office:value="14801398.49" calcext:value-type="currency">
            <text:p>R$ 14.801.398,49</text:p>
          </table:table-cell>
          <table:table-cell office:value-type="currency" office:currency="BRL" office:value="14634689.89" calcext:value-type="currency">
            <text:p>R$ 14.634.689,89</text:p>
          </table:table-cell>
          <table:table-cell office:value-type="currency" office:currency="BRL" office:value="132481.85" calcext:value-type="currency">
            <text:p>R$ 132.481,85</text:p>
          </table:table-cell>
          <table:table-cell table:formula="of:=[.B11]*[.C11]" office:value-type="currency" office:currency="BRL" office:value="6339682.5" calcext:value-type="currency">
            <text:p>R$ 6.339.682,50</text:p>
          </table:table-cell>
          <table:table-cell table:formula="of:=[.B11]*[.D11]" office:value-type="currency" office:currency="BRL" office:value="8434270.05" calcext:value-type="currency">
            <text:p>R$ 8.434.270,05</text:p>
          </table:table-cell>
          <table:table-cell table:formula="of:=[.F11]*[.J11]" office:value-type="currency" office:currency="BRL" office:value="452019.36225" calcext:value-type="currency">
            <text:p>R$ 452.019,36</text:p>
          </table:table-cell>
          <table:table-cell table:formula="of:=[.J11]*([.E11]-[.F11])" office:value-type="currency" office:currency="BRL" office:value="6973.65075000002" calcext:value-type="currency">
            <text:p>R$ 6.973,65</text:p>
          </table:table-cell>
          <table:table-cell table:formula="of:=12*([.L11]+[.M11])" office:value-type="currency" office:currency="BRL" office:value="5507916.156" calcext:value-type="currency">
            <text:p>R$ 5.507.916,16</text:p>
          </table:table-cell>
          <table:table-cell/>
        </table:table-row>
        <table:table-row table:style-name="ro1">
          <table:table-cell office:value-type="string" calcext:value-type="string">
            <text:p>Feminino</text:p>
          </table:table-cell>
          <table:table-cell office:value-type="float" office:value="355" calcext:value-type="float">
            <text:p>355</text:p>
          </table:table-cell>
          <table:table-cell office:value-type="currency" office:currency="BRL" office:value="6755.64" calcext:value-type="currency">
            <text:p>R$ 6.755,64</text:p>
          </table:table-cell>
          <table:table-cell office:value-type="currency" office:currency="BRL" office:value="12127.19" calcext:value-type="currency">
            <text:p>R$ 12.127,19</text:p>
          </table:table-cell>
          <table:table-cell office:value-type="string" calcext:value-type="string">
            <text:p>6,25%</text:p>
          </table:table-cell>
          <table:table-cell office:value-type="string" calcext:value-type="string">
            <text:p>5,01%</text:p>
          </table:table-cell>
          <table:table-cell office:value-type="currency" office:currency="BRL" office:value="5250735.71" calcext:value-type="currency">
            <text:p>R$ 5.250.735,71</text:p>
          </table:table-cell>
          <table:table-cell office:value-type="currency" office:currency="BRL" office:value="3923074.31" calcext:value-type="currency">
            <text:p>R$ 3.923.074,31</text:p>
          </table:table-cell>
          <table:table-cell office:value-type="currency" office:currency="BRL" office:value="13093.84" calcext:value-type="currency">
            <text:p>R$ 13.093,84</text:p>
          </table:table-cell>
          <table:table-cell table:formula="of:=[.B12]*[.C12]" office:value-type="currency" office:currency="BRL" office:value="2398252.2" calcext:value-type="currency">
            <text:p>R$ 2.398.252,20</text:p>
          </table:table-cell>
          <table:table-cell table:formula="of:=[.B12]*[.D12]" office:value-type="currency" office:currency="BRL" office:value="4305152.45" calcext:value-type="currency">
            <text:p>R$ 4.305.152,45</text:p>
          </table:table-cell>
          <table:table-cell table:formula="of:=[.F12]*[.J12]" office:value-type="currency" office:currency="BRL" office:value="120152.43522" calcext:value-type="currency">
            <text:p>R$ 120.152,44</text:p>
          </table:table-cell>
          <table:table-cell table:formula="of:=[.J12]*([.E12]-[.F12])" office:value-type="currency" office:currency="BRL" office:value="29738.32728" calcext:value-type="currency">
            <text:p>R$ 29.738,33</text:p>
          </table:table-cell>
          <table:table-cell table:formula="of:=12*([.L12]+[.M12])" office:value-type="currency" office:currency="BRL" office:value="1798689.15" calcext:value-type="currency">
            <text:p>R$ 1.798.689,15</text:p>
          </table:table-cell>
          <table:table-cell/>
        </table:table-row>
        <table:table-row table:style-name="ro1">
          <table:table-cell office:value-type="string" calcext:value-type="string">
            <text:p>Masculino</text:p>
          </table:table-cell>
          <table:table-cell office:value-type="float" office:value="492" calcext:value-type="float">
            <text:p>492</text:p>
          </table:table-cell>
          <table:table-cell office:value-type="currency" office:currency="BRL" office:value="8586.25" calcext:value-type="currency">
            <text:p>R$ 8.586,25</text:p>
          </table:table-cell>
          <table:table-cell office:value-type="currency" office:currency="BRL" office:value="14689.9" calcext:value-type="currency">
            <text:p>R$ 14.689,90</text:p>
          </table:table-cell>
          <table:table-cell office:value-type="string" calcext:value-type="string">
            <text:p>6,60%</text:p>
          </table:table-cell>
          <table:table-cell office:value-type="string" calcext:value-type="string">
            <text:p>5,73%</text:p>
          </table:table-cell>
          <table:table-cell office:value-type="currency" office:currency="BRL" office:value="8580191.88" calcext:value-type="currency">
            <text:p>R$ 8.580.191,88</text:p>
          </table:table-cell>
          <table:table-cell office:value-type="currency" office:currency="BRL" office:value="7323284.02" calcext:value-type="currency">
            <text:p>R$ 7.323.284,02</text:p>
          </table:table-cell>
          <table:table-cell office:value-type="currency" office:currency="BRL" office:value="136912.58" calcext:value-type="currency">
            <text:p>R$ 136.912,58</text:p>
          </table:table-cell>
          <table:table-cell table:formula="of:=[.B13]*[.C13]" office:value-type="currency" office:currency="BRL" office:value="4224435" calcext:value-type="currency">
            <text:p>R$ 4.224.435,00</text:p>
          </table:table-cell>
          <table:table-cell table:formula="of:=[.B13]*[.D13]" office:value-type="currency" office:currency="BRL" office:value="7227430.8" calcext:value-type="currency">
            <text:p>R$ 7.227.430,80</text:p>
          </table:table-cell>
          <table:table-cell table:formula="of:=[.F13]*[.J13]" office:value-type="currency" office:currency="BRL" office:value="242060.1255" calcext:value-type="currency">
            <text:p>R$ 242.060,13</text:p>
          </table:table-cell>
          <table:table-cell table:formula="of:=[.J13]*([.E13]-[.F13])" office:value-type="currency" office:currency="BRL" office:value="36752.5845" calcext:value-type="currency">
            <text:p>R$ 36.752,58</text:p>
          </table:table-cell>
          <table:table-cell table:formula="of:=12*([.L13]+[.M13])" office:value-type="currency" office:currency="BRL" office:value="3345752.52" calcext:value-type="currency">
            <text:p>R$ 3.345.752,52</text:p>
          </table:table-cell>
          <table:table-cell/>
        </table:table-row>
        <table:table-row table:style-name="ro1">
          <table:table-cell office:value-type="string" calcext:value-type="string">
            <text:p>Femini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currency" office:currency="BRL" office:value="4414.91" calcext:value-type="currency">
            <text:p>R$ 4.414,91</text:p>
          </table:table-cell>
          <table:table-cell office:value-type="string" calcext:value-type="string">
            <text:p>4,80%</text:p>
          </table:table-cell>
          <table:table-cell office:value-type="string" calcext:value-type="string">
            <text:p>0,00%</text:p>
          </table:table-cell>
          <table:table-cell office:value-type="currency" office:currency="BRL" office:value="20549.73" calcext:value-type="currency">
            <text:p>R$ 20.549,73</text:p>
          </table:table-cell>
          <table:table-cell office:value-type="currency" office:currency="BRL" office:value="221.11" calcext:value-type="currency">
            <text:p>R$ 221,11</text:p>
          </table:table-cell>
          <table:table-cell office:value-type="currency" office:currency="BRL" office:value="0" calcext:value-type="currency">
            <text:p>R$ 0,00</text:p>
          </table:table-cell>
          <table:table-cell table:formula="of:=[.B14]*[.C14]" office:value-type="currency" office:currency="BRL" office:value="22074.55" calcext:value-type="currency">
            <text:p>R$ 22.074,55</text:p>
          </table:table-cell>
          <table:table-cell table:formula="of:=[.B14]*[.D14]" office:value-type="currency" office:currency="BRL" office:value="22074.55" calcext:value-type="currency">
            <text:p>R$ 22.074,55</text:p>
          </table:table-cell>
          <table:table-cell table:formula="of:=[.F14]*[.J14]" office:value-type="currency" office:currency="BRL" office:value="0" calcext:value-type="currency">
            <text:p>R$ 0,00</text:p>
          </table:table-cell>
          <table:table-cell table:formula="of:=[.J14]*([.E14]-[.F14])" office:value-type="currency" office:currency="BRL" office:value="1059.5784" calcext:value-type="currency">
            <text:p>R$ 1.059,58</text:p>
          </table:table-cell>
          <table:table-cell table:formula="of:=12*([.L14]+[.M14])" office:value-type="currency" office:currency="BRL" office:value="12714.9408" calcext:value-type="currency">
            <text:p>R$ 12.714,94</text:p>
          </table:table-cell>
          <table:table-cell/>
        </table:table-row>
        <table:table-row table:style-name="ro1">
          <table:table-cell office:value-type="string" calcext:value-type="string">
            <text:p>Masculi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currency" office:currency="BRL" office:value="6126.62" calcext:value-type="currency">
            <text:p>R$ 6.126,62</text:p>
          </table:table-cell>
          <table:table-cell office:value-type="string" calcext:value-type="string">
            <text:p>3,50%</text:p>
          </table:table-cell>
          <table:table-cell office:value-type="string" calcext:value-type="string">
            <text:p>0,00%</text:p>
          </table:table-cell>
          <table:table-cell office:value-type="currency" office:currency="BRL" office:value="7081.49" calcext:value-type="currency">
            <text:p>R$ 7.081,49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table:formula="of:=[.B15]*[.C15]" office:value-type="currency" office:currency="BRL" office:value="12253.24" calcext:value-type="currency">
            <text:p>R$ 12.253,24</text:p>
          </table:table-cell>
          <table:table-cell table:formula="of:=[.B15]*[.D15]" office:value-type="currency" office:currency="BRL" office:value="12253.24" calcext:value-type="currency">
            <text:p>R$ 12.253,24</text:p>
          </table:table-cell>
          <table:table-cell table:formula="of:=[.F15]*[.J15]" office:value-type="currency" office:currency="BRL" office:value="0" calcext:value-type="currency">
            <text:p>R$ 0,00</text:p>
          </table:table-cell>
          <table:table-cell table:formula="of:=[.J15]*([.E15]-[.F15])" office:value-type="currency" office:currency="BRL" office:value="428.8634" calcext:value-type="currency">
            <text:p>R$ 428,86</text:p>
          </table:table-cell>
          <table:table-cell table:formula="of:=12*([.L15]+[.M15])" office:value-type="currency" office:currency="BRL" office:value="5146.3608" calcext:value-type="currency">
            <text:p>R$ 5.146,36</text:p>
          </table:table-cell>
          <table:table-cell/>
        </table:table-row>
        <table:table-row table:style-name="ro1">
          <table:table-cell/>
          <table:table-cell table:formula="of:=SUM([.B2:.B15])" office:value-type="float" office:value="1980" calcext:value-type="float">
            <text:p>1980</text:p>
          </table:table-cell>
          <table:table-cell table:style-name="Default" table:number-columns-repeated="7"/>
          <table:table-cell table:number-columns-repeated="4"/>
          <table:table-cell table:style-name="ce7" table:formula="of:=SUM([.N2:.N15])" office:value-type="currency" office:currency="BRL" office:value="24092724.927468" calcext:value-type="currency">
            <text:p>R$ 24.092.724,93</text:p>
          </table:table-cell>
          <table:table-cell table:style-name="ce7" table:formula="of:=0.275*[.N16]" office:value-type="currency" office:currency="BRL" office:value="6625499.3550537" calcext:value-type="currency">
            <text:p>R$ 6.625.499,36</text:p>
          </table:table-cell>
        </table:table-row>
        <table:table-row table:style-name="ro1">
          <table:table-cell table:number-columns-repeated="2"/>
          <table:table-cell table:style-name="Default" table:number-columns-repeated="11"/>
          <table:table-cell table:style-name="ce8"/>
          <table:table-cell table:style-name="ce7" table:formula="of:=[.O16]/[.B16]" office:value-type="currency" office:currency="BRL" office:value="3346.21179548167" calcext:value-type="currency">
            <text:p>R$ 3.346,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2">00/00/0000</text:date>, <text:time style:data-style-name="N2" text:time-value="13:20:44.50936968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2T15:26:02.761803353</dc:date>
    <meta:editing-duration>PT2H15M20S</meta:editing-duration>
    <meta:editing-cycles>5</meta:editing-cycles>
    <meta:generator>LibreOffice/24.2.2.2$MacOSX_AARCH64 LibreOffice_project/d56cc158d8a96260b836f100ef4b4ef25d6f1a01</meta:generator>
    <meta:document-statistic meta:table-count="2" meta:cell-count="421" meta:object-count="0"/>
  </office:meta>
</office:document-meta>
</file>